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0.225cm" fo:margin-left="-0.318cm" fo:margin-right="-0.318cm" fo:break-before="auto" fo:break-after="auto" table:align="margins" style:writing-mode="lr-tb"/>
    </style:style>
    <style:style style:name="Table1.A" style:family="table-column">
      <style:table-column-properties style:column-width="2.695cm" style:rel-column-width="8733*"/>
    </style:style>
    <style:style style:name="Table1.B" style:family="table-column">
      <style:table-column-properties style:column-width="11.294cm" style:rel-column-width="36596*"/>
    </style:style>
    <style:style style:name="Table1.C" style:family="table-column">
      <style:table-column-properties style:column-width="6.235cm" style:rel-column-width="20206*"/>
    </style:style>
    <style:style style:name="Table1.1" style:family="table-row">
      <style:table-row-properties style:min-row-height="0.37cm"/>
    </style:style>
    <style:style style:name="Table1.A1" style:family="table-cell">
      <style:table-cell-properties style:vertical-align="middle" fo:padding="0.049cm" fo:border="none" style:writing-mode="lr-tb"/>
    </style:style>
    <style:style style:name="Table1.C1" style:family="table-cell">
      <style:table-cell-properties style:vertical-align="middle" fo:padding="0.097cm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49cm" fo:border="none" style:writing-mode="lr-tb"/>
    </style:style>
    <style:style style:name="Table1.3" style:family="table-row">
      <style:table-row-properties style:min-row-height="0.55cm"/>
    </style:style>
    <style:style style:name="Table1.A4" style:family="table-cell">
      <style:table-cell-properties style:vertical-align="top" fo:padding="0.097cm" fo:border-left="none" fo:border-right="0.5pt solid #000000" fo:border-top="none" fo:border-bottom="none" style:writing-mode="lr-tb"/>
    </style:style>
    <style:style style:name="Table1.A13" style:family="table-cell">
      <style:table-cell-properties fo:padding="0.097cm" fo:border-left="none" fo:border-right="0.5pt solid #000000" fo:border-top="none" fo:border-bottom="none" style:writing-mode="lr-tb"/>
    </style:style>
    <style:style style:name="Table1.A14" style:family="table-cell">
      <style:table-cell-properties fo:padding="0.049cm" fo:border="none" style:writing-mode="lr-tb"/>
    </style:style>
    <style:style style:name="Table1.15" style:family="table-row">
      <style:table-row-properties style:min-row-height="3.969cm"/>
    </style:style>
    <style:style style:name="Table1.A15" style:family="table-cell">
      <style:table-cell-properties fo:padding="0.097cm" fo:border-left="none" fo:border-right="0.5pt solid #000000" fo:border-top="none" fo:border-bottom="none" style:writing-mode="lr-tb"/>
    </style:style>
    <style:style style:name="Table1.A16" style:family="table-cell">
      <style:table-cell-properties fo:padding="0.049cm" fo:border="none" style:writing-mode="lr-tb"/>
    </style:style>
    <style:style style:name="Table1.A17" style:family="table-cell">
      <style:table-cell-properties fo:padding="0.097cm" fo:border-left="none" fo:border-right="0.5pt solid #000000" fo:border-top="none" fo:border-bottom="none" style:writing-mode="lr-tb"/>
    </style:style>
    <style:style style:name="Table1.A18" style:family="table-cell">
      <style:table-cell-properties fo:padding="0.049cm" fo:border="none" style:writing-mode="lr-tb"/>
    </style:style>
    <style:style style:name="Table1.A19" style:family="table-cell">
      <style:table-cell-properties fo:padding="0.049cm" fo:border="none" style:writing-mode="lr-tb"/>
    </style:style>
    <style:style style:name="Table1.A20" style:family="table-cell">
      <style:table-cell-properties fo:padding="0.049cm" fo:border="none" style:writing-mode="lr-tb"/>
    </style:style>
    <style:style style:name="Table1.A21" style:family="table-cell">
      <style:table-cell-properties fo:padding="0.049cm" fo:border="none" style:writing-mode="lr-tb"/>
    </style:style>
    <style:style style:name="Table1.A22" style:family="table-cell">
      <style:table-cell-properties fo:padding="0.049cm" fo:border="none" style:writing-mode="lr-tb"/>
    </style:style>
    <style:style style:name="Table1.A24" style:family="table-cell">
      <style:table-cell-properties fo:padding="0.049cm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text-properties style:font-name="Droid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0pt" officeooo:rsid="00e9082e" officeooo:paragraph-rsid="01a151d8" style:font-size-asian="10pt" style:font-size-complex="10pt"/>
    </style:style>
    <style:style style:name="P4" style:family="paragraph" style:parent-style-name="Standard">
      <style:text-properties style:font-name="Droid Sans" fo:font-size="10pt" officeooo:rsid="00cfd6b2" officeooo:paragraph-rsid="01d1278f" style:font-size-asian="10pt" style:font-size-complex="10pt"/>
    </style:style>
    <style:style style:name="P5" style:family="paragraph" style:parent-style-name="Standard">
      <style:paragraph-properties fo:margin-left="0.051cm" fo:margin-right="0cm" fo:text-indent="0cm" style:auto-text-indent="false"/>
      <style:text-properties style:font-name="Droid Sans" fo:font-size="10pt" style:font-size-asian="10pt" style:font-size-complex="10pt"/>
    </style:style>
    <style:style style:name="P6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cbb880" style:font-size-asian="10pt" style:font-size-complex="10pt"/>
    </style:style>
    <style:style style:name="P7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2a8d826" style:font-size-asian="10pt" style:font-size-complex="10pt"/>
    </style:style>
    <style:style style:name="P8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4d6954" style:font-size-asian="10pt" style:font-size-complex="10pt"/>
    </style:style>
    <style:style style:name="P9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style:font-name="Droid Sans" fo:font-size="10pt" officeooo:paragraph-rsid="0091b8f3" style:font-size-asian="10pt" style:font-size-complex="10pt"/>
    </style:style>
    <style:style style:name="P10" style:family="paragraph" style:parent-style-name="Standard">
      <style:paragraph-properties fo:margin-left="0cm" fo:margin-right="0.051cm" fo:text-align="end" style:justify-single-word="false" fo:text-indent="0cm" style:auto-text-indent="false"/>
      <style:text-properties style:font-name="Droid Sans" fo:font-size="10pt" style:font-size-asian="10pt" style:font-size-complex="10pt"/>
    </style:style>
    <style:style style:name="P11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roid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0cd6443" officeooo:paragraph-rsid="025fe2bb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174fe22" officeooo:paragraph-rsid="033bb657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25fe2bb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0d84eb5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0d84eb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25fe2bb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e2381f" officeooo:paragraph-rsid="01e2381f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21ae08f" officeooo:paragraph-rsid="036f02d3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cfd6b2" officeooo:paragraph-rsid="00d84eb5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d45d70" officeooo:paragraph-rsid="00d84eb5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79668" officeooo:paragraph-rsid="00b15eda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0f0e" officeooo:paragraph-rsid="00980f0e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534b" officeooo:paragraph-rsid="01489213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4d0d" officeooo:paragraph-rsid="03406a93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ee22b" officeooo:paragraph-rsid="03406a93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5ddf80" officeooo:paragraph-rsid="035ddf80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600f71" officeooo:paragraph-rsid="0361fe7e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use-window-font-color="true" style:font-name="Droid Sans" fo:font-size="10pt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P39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b0775" officeooo:paragraph-rsid="014b0775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76f7d" officeooo:paragraph-rsid="0149986c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rsid="00e9082e" officeooo:paragraph-rsid="01a151d8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860ca4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04d6954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7edc9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paragraph-rsid="0091b8f3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201cb7e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be5e7a" officeooo:paragraph-rsid="0114fef6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34cb47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42ba67" officeooo:paragraph-rsid="009a752b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1489213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35ddf80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49986c" officeooo:paragraph-rsid="0149986c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0038a8" officeooo:paragraph-rsid="0149986c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48809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36f02d3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a8d826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4be678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cfd6b2" officeooo:paragraph-rsid="03544262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3600f71" officeooo:paragraph-rsid="03600f71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6f02d3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officeooo:rsid="01190d8e" officeooo:paragraph-rsid="00931842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fo:font-weight="normal" officeooo:rsid="02233aa4" officeooo:paragraph-rsid="02233aa4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weight="normal" officeooo:rsid="021bbe29" officeooo:paragraph-rsid="021bbe29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8" style:family="paragraph" style:parent-style-name="Standard" style:list-style-name="L1">
      <style:text-properties style:font-name="Droid Sans" fo:font-size="10pt" fo:font-weight="normal" officeooo:rsid="02233aa4" officeooo:paragraph-rsid="028c3ec3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Droid Sans" fo:font-size="10pt" fo:font-weight="normal" officeooo:rsid="02233aa4" officeooo:paragraph-rsid="028ccc6b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Droid Sans" fo:font-size="10pt" fo:font-weight="normal" officeooo:rsid="02233aa4" officeooo:paragraph-rsid="0296655c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Droid Sans" fo:font-size="10pt" fo:font-weight="normal" officeooo:rsid="02233aa4" officeooo:paragraph-rsid="02812d64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Droid Sans" fo:font-size="10pt" fo:font-weight="normal" officeooo:rsid="02233aa4" officeooo:paragraph-rsid="028a82c5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Droid Sans" fo:font-size="10pt" fo:font-weight="normal" officeooo:rsid="02233aa4" officeooo:paragraph-rsid="022c0ce4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Droid Sans" fo:font-size="10pt" fo:font-weight="normal" officeooo:rsid="02233aa4" officeooo:paragraph-rsid="02e1de75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Droid Sans" fo:font-size="10pt" fo:font-weight="normal" officeooo:rsid="024415cd" officeooo:paragraph-rsid="028ccc6b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Droid Sans" fo:font-size="10pt" fo:font-weight="normal" officeooo:rsid="024415cd" officeooo:paragraph-rsid="02d8542a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text-properties style:font-name="Droid Sans" fo:font-size="10pt" fo:font-weight="normal" officeooo:rsid="024415cd" officeooo:paragraph-rsid="02e6a422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Droid Sans" fo:font-size="10pt" fo:font-weight="normal" officeooo:rsid="024415cd" officeooo:paragraph-rsid="0296ad16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Droid Sans" fo:font-size="10pt" fo:font-weight="normal" officeooo:rsid="024415cd" officeooo:paragraph-rsid="02eaa986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Droid Sans" fo:font-size="10pt" fo:font-weight="normal" officeooo:rsid="024415cd" officeooo:paragraph-rsid="024415cd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style:font-name="Droid Sans" fo:font-size="10pt" fo:font-weight="normal" officeooo:rsid="0232d28b" officeooo:paragraph-rsid="028ccc6b" style:font-size-asian="10pt" style:font-weight-asian="normal" style:font-size-complex="10pt" style:font-weight-complex="normal"/>
    </style:style>
    <style:style style:name="P82" style:family="paragraph" style:parent-style-name="Standard" style:list-style-name="L1">
      <style:text-properties style:font-name="Droid Sans" fo:font-size="10pt" fo:font-weight="normal" officeooo:rsid="0358060b" officeooo:paragraph-rsid="0358060b" style:font-size-asian="10pt" style:font-weight-asian="normal" style:font-size-complex="10pt" style:font-weight-complex="normal"/>
    </style:style>
    <style:style style:name="P83" style:family="paragraph" style:parent-style-name="Standard" style:list-style-name="L5">
      <style:text-properties style:font-name="Droid Sans" fo:font-size="10pt" fo:font-weight="normal" officeooo:rsid="0126f1b8" officeooo:paragraph-rsid="0126f1b8" style:font-size-asian="10pt" style:font-weight-asian="normal" style:font-size-complex="10pt" style:font-weight-complex="normal"/>
    </style:style>
    <style:style style:name="P84" style:family="paragraph" style:parent-style-name="Standard" style:list-style-name="L1">
      <style:text-properties style:font-name="Droid Sans" fo:font-size="10pt" style:font-size-asian="10pt" style:font-size-complex="10pt"/>
    </style:style>
    <style:style style:name="P85" style:family="paragraph" style:parent-style-name="Standard" style:list-style-name="L1">
      <style:text-properties style:font-name="Droid Sans" fo:font-size="10pt" officeooo:paragraph-rsid="01b76e16" style:font-size-asian="10pt" style:font-size-complex="10pt"/>
    </style:style>
    <style:style style:name="P86" style:family="paragraph" style:parent-style-name="Standard" style:list-style-name="L1">
      <style:text-properties style:font-name="Droid Sans" fo:font-size="10pt" officeooo:paragraph-rsid="02f88d19" style:font-size-asian="10pt" style:font-size-complex="10pt"/>
    </style:style>
    <style:style style:name="P87" style:family="paragraph" style:parent-style-name="Standard" style:list-style-name="L1">
      <style:text-properties style:font-name="Droid Sans" fo:font-size="10pt" officeooo:paragraph-rsid="01c26157" style:font-size-asian="10pt" style:font-size-complex="10pt"/>
    </style:style>
    <style:style style:name="P88" style:family="paragraph" style:parent-style-name="Standard" style:list-style-name="L1">
      <style:text-properties style:font-name="Droid Sans" fo:font-size="10pt" officeooo:rsid="02f88d19" officeooo:paragraph-rsid="02fa8395" style:font-size-asian="10pt" style:font-size-complex="10pt"/>
    </style:style>
    <style:style style:name="P89" style:family="paragraph" style:parent-style-name="Standard" style:list-style-name="L2">
      <style:text-properties style:font-name="Droid Sans" fo:font-size="10pt" style:font-size-asian="10pt" style:font-size-complex="10pt"/>
    </style:style>
    <style:style style:name="P90" style:family="paragraph" style:parent-style-name="Standard" style:list-style-name="L2">
      <style:text-properties style:font-name="Droid Sans" fo:font-size="10pt" officeooo:paragraph-rsid="01b661c4" style:font-size-asian="10pt" style:font-size-complex="10pt"/>
    </style:style>
    <style:style style:name="P91" style:family="paragraph" style:parent-style-name="Standard" style:list-style-name="L2">
      <style:text-properties style:font-name="Droid Sans" fo:font-size="10pt" officeooo:paragraph-rsid="015f8d3c" style:font-size-asian="10pt" style:font-size-complex="10pt"/>
    </style:style>
    <style:style style:name="P92" style:family="paragraph" style:parent-style-name="Standard" style:list-style-name="L2">
      <style:text-properties style:font-name="Droid Sans" fo:font-size="10pt" officeooo:paragraph-rsid="0160b83b" style:font-size-asian="10pt" style:font-size-complex="10pt"/>
    </style:style>
    <style:style style:name="P93" style:family="paragraph" style:parent-style-name="Standard" style:list-style-name="L3">
      <style:text-properties style:font-name="Droid Sans" fo:font-size="10pt" style:font-size-asian="10pt" style:font-size-complex="10pt"/>
    </style:style>
    <style:style style:name="P94" style:family="paragraph" style:parent-style-name="Standard" style:list-style-name="L4">
      <style:text-properties style:font-name="Droid Sans" fo:font-size="10pt" style:font-size-asian="10pt" style:font-size-complex="10pt"/>
    </style:style>
    <style:style style:name="P95" style:family="paragraph" style:parent-style-name="Standard" style:list-style-name="L4">
      <style:text-properties style:font-name="Droid Sans" fo:font-size="10pt" officeooo:paragraph-rsid="011d12aa" style:font-size-asian="10pt" style:font-size-complex="10pt"/>
    </style:style>
    <style:style style:name="P96" style:family="paragraph" style:parent-style-name="Standard" style:list-style-name="L4">
      <style:text-properties style:font-name="Droid Sans" fo:font-size="10pt" officeooo:paragraph-rsid="0087144d" style:font-size-asian="10pt" style:font-size-complex="10pt"/>
    </style:style>
    <style:style style:name="P97" style:family="paragraph" style:parent-style-name="Standard" style:list-style-name="L5">
      <style:text-properties style:font-name="Droid Sans" fo:font-size="10pt" style:font-size-asian="10pt" style:font-size-complex="10pt"/>
    </style:style>
    <style:style style:name="P98" style:family="paragraph" style:parent-style-name="Standard" style:list-style-name="L5">
      <style:text-properties style:font-name="Droid Sans" fo:font-size="10pt" officeooo:paragraph-rsid="00965820" style:font-size-asian="10pt" style:font-size-complex="10pt"/>
    </style:style>
    <style:style style:name="T1" style:family="text">
      <style:text-properties style:use-window-font-color="true" style:text-underline-style="non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ef1f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3de21d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12da36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14194b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1453ac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04d69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155cff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157ecd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0ee343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15bb5f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18cc02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1a6e89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1a75b7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1b65fd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05881b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fo:font-weight="normal" officeooo:rsid="032ae46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text-underline-style="none" fo:font-weight="normal" officeooo:rsid="03756eb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text-underline-style="none" fo:font-weight="normal" officeooo:rsid="0378734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3" style:family="text">
      <style:text-properties style:use-window-font-color="true" style:text-underline-style="none" style:font-name-asian="Times New Roman" style:language-asian="pl" style:country-asian="PL" style:font-name-complex="Times New Roman" style:language-complex="ar" style:country-complex="SA"/>
    </style:style>
    <style:style style:name="T34" style:family="text">
      <style:text-properties style:use-window-font-color="true" style:text-underline-style="none" officeooo:rsid="00ef1f0b" style:font-name-asian="Times New Roman" style:language-asian="pl" style:country-asian="PL" style:font-name-complex="Times New Roman" style:language-complex="ar" style:country-complex="SA"/>
    </style:style>
    <style:style style:name="T35" style:family="text">
      <style:text-properties style:use-window-font-color="true" style:text-underline-style="none" officeooo:rsid="015bb5f7" style:font-name-asian="Times New Roman" style:language-asian="pl" style:country-asian="PL" style:font-name-complex="Times New Roman" style:language-complex="ar" style:country-complex="SA"/>
    </style:style>
    <style:style style:name="T36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7" style:family="text">
      <style:text-properties style:use-window-font-color="true" style:text-underline-style="none" fo:font-weight="bold" officeooo:rsid="00ee6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8" style:family="text">
      <style:text-properties style:use-window-font-color="true" style:text-underline-style="none" fo:font-weight="bold" officeooo:rsid="00b6a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9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40" style:family="text">
      <style:text-properties style:use-window-font-color="true" officeooo:rsid="00c77eb0" style:font-name-asian="Times New Roman" style:language-asian="pl" style:country-asian="PL" style:font-name-complex="Times New Roman" style:language-complex="ar" style:country-complex="SA"/>
    </style:style>
    <style:style style:name="T41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42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43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44" style:family="text">
      <style:text-properties style:use-window-font-color="true" officeooo:rsid="00e1ffb4" style:font-name-asian="Times New Roman" style:language-asian="pl" style:country-asian="PL" style:font-name-complex="Times New Roman" style:language-complex="ar" style:country-complex="SA"/>
    </style:style>
    <style:style style:name="T45" style:family="text">
      <style:text-properties style:use-window-font-color="true" officeooo:rsid="01894445" style:font-name-asian="Times New Roman" style:language-asian="pl" style:country-asian="PL" style:font-name-complex="Times New Roman" style:language-complex="ar" style:country-complex="SA"/>
    </style:style>
    <style:style style:name="T46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0adabf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3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4" style:family="text">
      <style:text-properties style:use-window-font-color="true" fo:font-weight="bold" officeooo:rsid="01152ce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5" style:family="text">
      <style:text-properties style:use-window-font-color="true" fo:font-weight="bold" officeooo:rsid="018944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6" style:family="text">
      <style:text-properties style:use-window-font-color="true" fo:font-weight="bold" officeooo:rsid="0189755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7" style:family="text">
      <style:text-properties style:use-window-font-color="true" fo:font-weight="bold" officeooo:rsid="018aa8c4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8" style:family="text">
      <style:text-properties style:use-window-font-color="true" fo:font-weight="bold" officeooo:rsid="01cf38d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9" style:family="text">
      <style:text-properties style:use-window-font-color="true" fo:font-weight="bold" officeooo:rsid="030364b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60" style:family="text">
      <style:text-properties style:use-window-font-color="true" fo:font-weight="bold" officeooo:rsid="03756eb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61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62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font-weight="normal" officeooo:rsid="00dfdf1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6" style:family="text">
      <style:text-properties style:use-window-font-color="true" fo:font-weight="normal" officeooo:rsid="0114fef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font-weight="normal" officeooo:rsid="01152ce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9" style:family="text">
      <style:text-properties style:use-window-font-color="true" fo:font-weight="normal" officeooo:rsid="015f8d3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0" style:family="text">
      <style:text-properties style:use-window-font-color="true" fo:font-weight="normal" officeooo:rsid="0189444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1" style:family="text">
      <style:text-properties style:use-window-font-color="true" fo:font-weight="normal" officeooo:rsid="0189755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2" style:family="text">
      <style:text-properties style:use-window-font-color="true" fo:font-weight="normal" officeooo:rsid="018aa8c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3" style:family="text">
      <style:text-properties style:use-window-font-color="true" fo:font-weight="normal" officeooo:rsid="01cf38d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4" style:family="text">
      <style:text-properties style:use-window-font-color="true" fo:font-weight="normal" officeooo:rsid="01702e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5" style:family="text">
      <style:text-properties style:use-window-font-color="true" style:text-underline-style="solid" style:text-underline-width="auto" style:text-underline-color="font-color" fo:font-weight="normal" officeooo:rsid="02a503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34be67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7" style:family="text">
      <style:text-properties officeooo:rsid="009cb104"/>
    </style:style>
    <style:style style:name="T78" style:family="text">
      <style:text-properties officeooo:rsid="00eac113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9cb104" style:font-weight-asian="normal" style:font-weight-complex="normal"/>
    </style:style>
    <style:style style:name="T81" style:family="text">
      <style:text-properties fo:font-weight="normal" officeooo:rsid="005c1364" style:font-weight-asian="normal" style:font-weight-complex="normal"/>
    </style:style>
    <style:style style:name="T82" style:family="text">
      <style:text-properties fo:font-weight="normal" officeooo:rsid="00592e3e" style:font-weight-asian="normal" style:font-weight-complex="normal"/>
    </style:style>
    <style:style style:name="T83" style:family="text">
      <style:text-properties fo:font-weight="normal" officeooo:rsid="004b459c" style:font-weight-asian="normal" style:font-weight-complex="normal"/>
    </style:style>
    <style:style style:name="T84" style:family="text">
      <style:text-properties fo:font-weight="normal" officeooo:rsid="00cf6ead" style:font-weight-asian="normal" style:font-weight-complex="normal"/>
    </style:style>
    <style:style style:name="T85" style:family="text">
      <style:text-properties fo:font-weight="normal" officeooo:rsid="00cf793b" style:font-weight-asian="normal" style:font-weight-complex="normal"/>
    </style:style>
    <style:style style:name="T86" style:family="text">
      <style:text-properties fo:font-weight="normal" officeooo:rsid="005881ba" style:font-weight-asian="normal" style:font-weight-complex="normal"/>
    </style:style>
    <style:style style:name="T87" style:family="text">
      <style:text-properties fo:font-weight="normal" officeooo:rsid="0053db6f" style:font-weight-asian="normal" style:font-weight-complex="normal"/>
    </style:style>
    <style:style style:name="T88" style:family="text">
      <style:text-properties fo:font-weight="normal" officeooo:rsid="00965820" style:font-weight-asian="normal" style:font-weight-complex="normal"/>
    </style:style>
    <style:style style:name="T89" style:family="text">
      <style:text-properties fo:font-weight="normal" officeooo:rsid="01198ef0" style:font-weight-asian="normal" style:font-weight-complex="normal"/>
    </style:style>
    <style:style style:name="T90" style:family="text">
      <style:text-properties fo:font-weight="normal" officeooo:rsid="005d3c1f" style:font-weight-asian="normal" style:font-weight-complex="normal"/>
    </style:style>
    <style:style style:name="T91" style:family="text">
      <style:text-properties fo:font-weight="normal" officeooo:rsid="015f8d3c" style:font-weight-asian="normal" style:font-weight-complex="normal"/>
    </style:style>
    <style:style style:name="T92" style:family="text">
      <style:text-properties fo:font-weight="normal" officeooo:rsid="01614571" style:font-weight-asian="normal" style:font-weight-complex="normal"/>
    </style:style>
    <style:style style:name="T93" style:family="text">
      <style:text-properties fo:font-weight="normal" officeooo:rsid="01b65fd7" style:font-weight-asian="normal" style:font-weight-complex="normal"/>
    </style:style>
    <style:style style:name="T94" style:family="text">
      <style:text-properties fo:font-weight="normal" officeooo:rsid="01b76e16" style:font-weight-asian="normal" style:font-weight-complex="normal"/>
    </style:style>
    <style:style style:name="T95" style:family="text">
      <style:text-properties fo:font-weight="normal" officeooo:rsid="005b5d49" style:font-weight-asian="normal" style:font-weight-complex="normal"/>
    </style:style>
    <style:style style:name="T96" style:family="text">
      <style:text-properties fo:font-weight="normal" officeooo:rsid="01b8df9c" style:font-weight-asian="normal" style:font-weight-complex="normal"/>
    </style:style>
    <style:style style:name="T97" style:family="text">
      <style:text-properties fo:font-weight="normal" officeooo:rsid="01bc8050" style:font-weight-asian="normal" style:font-weight-complex="normal"/>
    </style:style>
    <style:style style:name="T98" style:family="text">
      <style:text-properties fo:font-weight="normal" officeooo:rsid="02fa8395" style:font-weight-asian="normal" style:font-weight-complex="normal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5881ba" style:font-weight-asian="bold" style:font-weight-complex="bold"/>
    </style:style>
    <style:style style:name="T101" style:family="text">
      <style:text-properties fo:font-weight="bold" officeooo:rsid="005c1364" style:font-weight-asian="bold" style:font-weight-complex="bold"/>
    </style:style>
    <style:style style:name="T102" style:family="text">
      <style:text-properties fo:font-weight="bold" officeooo:rsid="00592e3e" style:font-weight-asian="bold" style:font-weight-complex="bold"/>
    </style:style>
    <style:style style:name="T103" style:family="text">
      <style:text-properties fo:font-weight="bold" officeooo:rsid="007d2694" style:font-weight-asian="bold" style:font-weight-complex="bold"/>
    </style:style>
    <style:style style:name="T104" style:family="text">
      <style:text-properties fo:font-weight="bold" officeooo:rsid="004b459c" style:font-weight-asian="bold" style:font-weight-complex="bold"/>
    </style:style>
    <style:style style:name="T105" style:family="text">
      <style:text-properties fo:font-weight="bold" officeooo:rsid="00b4db3b" style:font-weight-asian="bold" style:font-weight-complex="bold"/>
    </style:style>
    <style:style style:name="T106" style:family="text">
      <style:text-properties fo:font-weight="bold" officeooo:rsid="0053db6f" style:font-weight-asian="bold" style:font-weight-complex="bold"/>
    </style:style>
    <style:style style:name="T107" style:family="text">
      <style:text-properties fo:font-weight="bold" officeooo:rsid="00eac113" style:font-weight-asian="bold" style:font-weight-complex="bold"/>
    </style:style>
    <style:style style:name="T108" style:family="text">
      <style:text-properties fo:font-weight="bold" officeooo:rsid="0088eb88" style:font-weight-asian="bold" style:font-weight-complex="bold"/>
    </style:style>
    <style:style style:name="T109" style:family="text">
      <style:text-properties fo:font-weight="bold" officeooo:rsid="00d2f908" style:font-weight-asian="bold" style:font-weight-complex="bold"/>
    </style:style>
    <style:style style:name="T110" style:family="text">
      <style:text-properties fo:font-weight="bold" officeooo:rsid="004d6954" style:font-weight-asian="bold" style:font-weight-complex="bold"/>
    </style:style>
    <style:style style:name="T111" style:family="text">
      <style:text-properties fo:font-weight="bold" officeooo:rsid="015f8d3c" style:font-weight-asian="bold" style:font-weight-complex="bold"/>
    </style:style>
    <style:style style:name="T112" style:family="text">
      <style:text-properties fo:font-weight="bold" officeooo:rsid="01bc8050" style:font-weight-asian="bold" style:font-weight-complex="bold"/>
    </style:style>
    <style:style style:name="T113" style:family="text">
      <style:text-properties fo:font-weight="bold" officeooo:rsid="01d1278f" style:font-weight-asian="bold" style:font-weight-complex="bold"/>
    </style:style>
    <style:style style:name="T114" style:family="text">
      <style:text-properties fo:font-weight="bold" officeooo:rsid="02f4ed54" style:font-weight-asian="bold" style:font-weight-complex="bold"/>
    </style:style>
    <style:style style:name="T115" style:family="text">
      <style:text-properties fo:font-weight="bold" officeooo:rsid="02fa8395" style:font-weight-asian="bold" style:font-weight-complex="bold"/>
    </style:style>
    <style:style style:name="T116" style:family="text">
      <style:text-properties fo:font-weight="bold" officeooo:rsid="03756ebc" style:font-weight-asian="bold" style:font-weight-complex="bold"/>
    </style:style>
    <style:style style:name="T117" style:family="text">
      <style:text-properties officeooo:rsid="00bf1b80"/>
    </style:style>
    <style:style style:name="T118" style:family="text">
      <style:text-properties officeooo:rsid="0057c78d" style:font-name-complex="Tahoma"/>
    </style:style>
    <style:style style:name="T119" style:family="text">
      <style:text-properties officeooo:rsid="012bbe0d" style:font-name-complex="Tahoma"/>
    </style:style>
    <style:style style:name="T120" style:family="text">
      <style:text-properties officeooo:rsid="0180e063" style:font-name-complex="Tahoma"/>
    </style:style>
    <style:style style:name="T121" style:family="text">
      <style:text-properties officeooo:rsid="01825b5e" style:font-name-complex="Tahoma"/>
    </style:style>
    <style:style style:name="T122" style:family="text">
      <style:text-properties officeooo:rsid="005881ba"/>
    </style:style>
    <style:style style:name="T123" style:family="text">
      <style:text-properties officeooo:rsid="00597a46"/>
    </style:style>
    <style:style style:name="T124" style:family="text">
      <style:text-properties officeooo:rsid="005c1364"/>
    </style:style>
    <style:style style:name="T125" style:family="text">
      <style:text-properties officeooo:rsid="00dc890d"/>
    </style:style>
    <style:style style:name="T126" style:family="text">
      <style:text-properties officeooo:rsid="00a40655"/>
    </style:style>
    <style:style style:name="T127" style:family="text">
      <style:text-properties officeooo:rsid="00755bca"/>
    </style:style>
    <style:style style:name="T128" style:family="text">
      <style:text-properties officeooo:rsid="003354f6"/>
    </style:style>
    <style:style style:name="T129" style:family="text">
      <style:text-properties officeooo:rsid="00561e1d"/>
    </style:style>
    <style:style style:name="T130" style:family="text">
      <style:text-properties officeooo:rsid="00cfd6b2"/>
    </style:style>
    <style:style style:name="T131" style:family="text">
      <style:text-properties officeooo:rsid="01242dae"/>
    </style:style>
    <style:style style:name="T132" style:family="text">
      <style:text-properties officeooo:rsid="0088eb88"/>
    </style:style>
    <style:style style:name="T133" style:family="text">
      <style:text-properties officeooo:rsid="01476f7d"/>
    </style:style>
    <style:style style:name="T134" style:family="text">
      <style:text-properties officeooo:rsid="0162fcde"/>
    </style:style>
    <style:style style:name="T135" style:family="text">
      <style:text-properties officeooo:rsid="01653ca9"/>
    </style:style>
    <style:style style:name="T136" style:family="text">
      <style:text-properties officeooo:rsid="0167130e"/>
    </style:style>
    <style:style style:name="T137" style:family="text">
      <style:text-properties officeooo:rsid="016b86ed"/>
    </style:style>
    <style:style style:name="T138" style:family="text">
      <style:text-properties officeooo:rsid="0174fe22"/>
    </style:style>
    <style:style style:name="T139" style:family="text">
      <style:text-properties officeooo:rsid="01851a61"/>
    </style:style>
    <style:style style:name="T140" style:family="text">
      <style:text-properties officeooo:rsid="019a784a"/>
    </style:style>
    <style:style style:name="T141" style:family="text">
      <style:text-properties officeooo:rsid="019dfb00"/>
    </style:style>
    <style:style style:name="T142" style:family="text">
      <style:text-properties officeooo:rsid="01a01f2e"/>
    </style:style>
    <style:style style:name="T143" style:family="text">
      <style:text-properties officeooo:rsid="01c17717"/>
    </style:style>
    <style:style style:name="T144" style:family="text">
      <style:text-properties officeooo:rsid="01dd5ee3"/>
    </style:style>
    <style:style style:name="T145" style:family="text">
      <style:text-properties officeooo:rsid="01de7a5e"/>
    </style:style>
    <style:style style:name="T146" style:family="text">
      <style:text-properties officeooo:rsid="01e20ee0"/>
    </style:style>
    <style:style style:name="T147" style:family="text">
      <style:text-properties officeooo:rsid="01e696a2"/>
    </style:style>
    <style:style style:name="T148" style:family="text">
      <style:text-properties officeooo:rsid="01e71164"/>
    </style:style>
    <style:style style:name="T149" style:family="text">
      <style:text-properties officeooo:rsid="01fa858b"/>
    </style:style>
    <style:style style:name="T150" style:family="text">
      <style:text-properties officeooo:rsid="0201cb7e"/>
    </style:style>
    <style:style style:name="T151" style:family="text">
      <style:text-properties officeooo:rsid="021901fa"/>
    </style:style>
    <style:style style:name="T152" style:family="text">
      <style:text-properties officeooo:rsid="02245310"/>
    </style:style>
    <style:style style:name="T153" style:family="text">
      <style:text-properties officeooo:rsid="02253bfa"/>
    </style:style>
    <style:style style:name="T154" style:family="text">
      <style:text-properties officeooo:rsid="0228bdd3"/>
    </style:style>
    <style:style style:name="T155" style:family="text">
      <style:text-properties officeooo:rsid="022c0ce4"/>
    </style:style>
    <style:style style:name="T156" style:family="text">
      <style:text-properties officeooo:rsid="02300a69"/>
    </style:style>
    <style:style style:name="T157" style:family="text">
      <style:text-properties officeooo:rsid="0235b935"/>
    </style:style>
    <style:style style:name="T158" style:family="text">
      <style:text-properties officeooo:rsid="0236a95f"/>
    </style:style>
    <style:style style:name="T159" style:family="text">
      <style:text-properties officeooo:rsid="02385639"/>
    </style:style>
    <style:style style:name="T160" style:family="text">
      <style:text-properties officeooo:rsid="023a2691"/>
    </style:style>
    <style:style style:name="T161" style:family="text">
      <style:text-properties officeooo:rsid="023cefba"/>
    </style:style>
    <style:style style:name="T162" style:family="text">
      <style:text-properties officeooo:rsid="02436336"/>
    </style:style>
    <style:style style:name="T163" style:family="text">
      <style:text-properties officeooo:rsid="024be7e1"/>
    </style:style>
    <style:style style:name="T164" style:family="text">
      <style:text-properties officeooo:rsid="025fe2bb"/>
    </style:style>
    <style:style style:name="T165" style:family="text">
      <style:text-properties officeooo:rsid="0269f31e"/>
    </style:style>
    <style:style style:name="T166" style:family="text">
      <style:text-properties officeooo:rsid="027046ec"/>
    </style:style>
    <style:style style:name="T167" style:family="text">
      <style:text-properties officeooo:rsid="02749441"/>
    </style:style>
    <style:style style:name="T168" style:family="text">
      <style:text-properties officeooo:rsid="02799e9b"/>
    </style:style>
    <style:style style:name="T169" style:family="text">
      <style:text-properties officeooo:rsid="028c3ec3"/>
    </style:style>
    <style:style style:name="T170" style:family="text">
      <style:text-properties officeooo:rsid="02966f56"/>
    </style:style>
    <style:style style:name="T171" style:family="text">
      <style:text-properties officeooo:rsid="0297c85e"/>
    </style:style>
    <style:style style:name="T172" style:family="text">
      <style:text-properties officeooo:rsid="02998bb8"/>
    </style:style>
    <style:style style:name="T173" style:family="text">
      <style:text-properties officeooo:rsid="029ca918"/>
    </style:style>
    <style:style style:name="T174" style:family="text">
      <style:text-properties officeooo:rsid="02a2dcb1"/>
    </style:style>
    <style:style style:name="T175" style:family="text">
      <style:text-properties officeooo:rsid="02a5030b"/>
    </style:style>
    <style:style style:name="T176" style:family="text">
      <style:text-properties fo:font-size="10pt" style:font-size-asian="10pt" style:font-size-complex="10pt"/>
    </style:style>
    <style:style style:name="T177" style:family="text">
      <style:text-properties fo:font-size="10pt" officeooo:rsid="021cc6c7" style:font-size-asian="10pt" style:font-size-complex="10pt"/>
    </style:style>
    <style:style style:name="T178" style:family="text">
      <style:text-properties fo:font-size="10pt" fo:font-weight="bold" style:font-size-asian="10pt" style:font-weight-asian="bold" style:font-size-complex="10pt" style:font-weight-complex="bold"/>
    </style:style>
    <style:style style:name="T179" style:family="text">
      <style:text-properties fo:font-size="10pt" fo:font-weight="bold" officeooo:rsid="021cc6c7" style:font-size-asian="10pt" style:font-weight-asian="bold" style:font-size-complex="10pt" style:font-weight-complex="bold"/>
    </style:style>
    <style:style style:name="T180" style:family="text">
      <style:text-properties fo:font-size="10pt" fo:font-weight="bold" officeooo:rsid="034ebdbc" style:font-size-asian="10pt" style:font-weight-asian="bold" style:font-size-complex="10pt" style:font-weight-complex="bold"/>
    </style:style>
    <style:style style:name="T181" style:family="text">
      <style:text-properties officeooo:rsid="02c70d22"/>
    </style:style>
    <style:style style:name="T182" style:family="text">
      <style:text-properties officeooo:rsid="02ca5ee4"/>
    </style:style>
    <style:style style:name="T183" style:family="text">
      <style:text-properties officeooo:rsid="02d5bd29"/>
    </style:style>
    <style:style style:name="T184" style:family="text">
      <style:text-properties officeooo:rsid="02d7953d"/>
    </style:style>
    <style:style style:name="T185" style:family="text">
      <style:text-properties officeooo:rsid="02da43c7"/>
    </style:style>
    <style:style style:name="T186" style:family="text">
      <style:text-properties officeooo:rsid="02dd7d4c"/>
    </style:style>
    <style:style style:name="T187" style:family="text">
      <style:text-properties officeooo:rsid="02df7601"/>
    </style:style>
    <style:style style:name="T188" style:family="text">
      <style:text-properties officeooo:rsid="02e24c3c"/>
    </style:style>
    <style:style style:name="T189" style:family="text">
      <style:text-properties officeooo:rsid="02e420fd"/>
    </style:style>
    <style:style style:name="T190" style:family="text">
      <style:text-properties officeooo:rsid="032056d1"/>
    </style:style>
    <style:style style:name="T191" style:family="text">
      <style:text-properties officeooo:rsid="032f54d8"/>
    </style:style>
    <style:style style:name="T192" style:family="text">
      <style:text-properties officeooo:rsid="03331c81"/>
    </style:style>
    <style:style style:name="T193" style:family="text">
      <style:text-properties officeooo:rsid="033bb657"/>
    </style:style>
    <style:style style:name="T194" style:family="text">
      <style:text-properties officeooo:rsid="033f3e72"/>
    </style:style>
    <style:style style:name="T195" style:family="text">
      <style:text-properties officeooo:rsid="034778ba"/>
    </style:style>
    <style:style style:name="T196" style:family="text">
      <style:text-properties style:text-underline-style="solid" style:text-underline-width="auto" style:text-underline-color="font-color" officeooo:rsid="02a5030b"/>
    </style:style>
    <style:style style:name="T197" style:family="text">
      <style:text-properties style:text-underline-style="solid" style:text-underline-width="auto" style:text-underline-color="font-color" officeooo:rsid="034be678"/>
    </style:style>
    <style:style style:name="T198" style:family="text">
      <style:text-properties officeooo:rsid="0359c303"/>
    </style:style>
    <style:style style:name="T199" style:family="text">
      <style:text-properties officeooo:rsid="0361ebbc"/>
    </style:style>
    <style:style style:name="T200" style:family="text">
      <style:text-properties officeooo:rsid="03747fb5"/>
    </style:style>
    <style:style style:name="T201" style:family="text">
      <style:text-properties officeooo:rsid="03756ebc"/>
    </style:style>
    <style:style style:name="T202" style:family="text">
      <style:text-properties officeooo:rsid="03776c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2">Pawe<text:span text:style-name="T181">ł</text:span> Jackowski</text:p>
          </table:table-cell>
          <table:covered-table-cell/>
          <table:table-cell table:style-name="Table1.C1" office:value-type="string">
            <text:p text:style-name="P67">pjackowski@gmail.com</text:p>
            <text:p text:style-name="P67">paweljackowski.com</text:p>
            <text:p text:style-name="P67">github.com/pjackowski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2" office:value-type="string">
            <text:p text:style-name="P23">Career</text:p>
          </table:table-cell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4" office:value-type="string">
            <text:p text:style-name="P13">2019.0<text:span text:style-name="T138">8</text:span></text:p>
            <text:p text:style-name="P14"><text:span text:style-name="T193">(</text:span>3mo<text:span text:style-name="T195">)</text:span></text:p>
            <text:p text:style-name="P13">2019.0<text:span text:style-name="T138">5</text:span></text:p>
          </table:table-cell>
          <table:table-cell table:style-name="Table1.A2" table:number-columns-spanned="2" office:value-type="string">
            <text:p text:style-name="P41"><text:span text:style-name="T99">EDUCATION</text:span>, <text:span text:style-name="T99">OSCP (Offensive Security Certified Professional)</text:span> – <text:span text:style-name="T148">certification</text:span> in progress. I have finished two months of labs, plus one month of preparation, 650+ hours in total. I am planning to take the exam by the end of <text:span text:style-name="T149">the year</text:span>.</text:p>
          </table:table-cell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4" office:value-type="string">
            <text:p text:style-name="P15">2019.04</text:p>
            <text:p text:style-name="P19"><text:span text:style-name="T194">(</text:span>3y<text:span text:style-name="T194">)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8">201<text:span text:style-name="T130">6.</text:span>0<text:span text:style-name="T130">4</text:span></text:p>
          </table:table-cell>
          <table:table-cell table:style-name="Table1.A2" table:number-columns-spanned="2" office:value-type="string">
            <text:p text:style-name="P59"><text:span text:style-name="T99">STORYFUL</text:span><text:span text:style-name="T79">, </text:span><text:bookmark-start text:name="__DdeLink__982_1347114005"/><text:span text:style-name="T113">I</text:span><text:span text:style-name="T50">nformation </text:span><text:span text:style-name="T99">Security Engineer</text:span><text:bookmark-end text:name="__DdeLink__982_1347114005"/> – I have been part of <text:span text:style-name="T172">the </text:span>two-member infosec team and I have been responsible for all technical aspects of security. I helped the organization to clean up 5 years of <text:span text:style-name="T159">security </text:span>debt and online art<text:span text:style-name="T161">i</text:span>facts that have become a security risk. <text:span text:style-name="T160">I have developed Yubikey toolkit and delivered keys to dev and devops teams as a preferred strong authentication method.</text:span></text:p>
            <text:p text:style-name="P64">Responsibilities:</text:p>
            <text:list xml:id="list988110033" text:style-name="L1">
              <text:list-item>
                <text:p text:style-name="P68"><text:span text:style-name="T166">r</text:span>eviewing web applications for security vulnerabilities, <text:span text:style-name="T166">s</text:span>tatic code analysis</text:p>
              </text:list-item>
              <text:list-item>
                <text:p text:style-name="P68"><text:span text:style-name="T153">assisting the dev team in </text:span>SDLC training</text:p>
              </text:list-item>
              <text:list-item>
                <text:p text:style-name="P68">reporting vulnerabilities, <text:span text:style-name="T156">m</text:span>onitoring security <text:span text:style-name="T154">backlog and helping in patching</text:span></text:p>
              </text:list-item>
              <text:list-item>
                <text:p text:style-name="P68"><text:span text:style-name="T169">providing security feedback during cloud </text:span>infrastructure reorganization</text:p>
              </text:list-item>
              <text:list-item>
                <text:p text:style-name="P69">assisting <text:span text:style-name="T173">the d</text:span>evops <text:span text:style-name="T162">team in weekly devops meetings</text:span></text:p>
              </text:list-item>
              <text:list-item>
                <text:p text:style-name="P75">working with security champions in the <text:span text:style-name="T174">dev</text:span> team<text:span text:style-name="T183">s</text:span></text:p>
              </text:list-item>
              <text:list-item>
                <text:p text:style-name="P81"><text:span text:style-name="T157">working with </text:span>external security researchers <text:span text:style-name="T158">on bug reports</text:span></text:p>
              </text:list-item>
              <text:list-item>
                <text:p text:style-name="P76">performing vulnerability <text:span text:style-name="T165">assessments</text:span>: password audits, cloud security review, network audits, <text:span text:style-name="T184">scanning web apps and verifying reports</text:span></text:p>
              </text:list-item>
              <text:list-item>
                <text:p text:style-name="P77"><text:span text:style-name="T170">helping </text:span>dev teams with ad hoc requests to assess risk and to design security solutions</text:p>
              </text:list-item>
              <text:list-item>
                <text:p text:style-name="P70">running weekly <text:span text:style-name="T185">information </text:span>security meetings</text:p>
              </text:list-item>
              <text:list-item>
                <text:p text:style-name="P78">reporting on security KPIs <text:span text:style-name="T168">and security scorecard</text:span></text:p>
              </text:list-item>
              <text:list-item>
                <text:p text:style-name="P71"><text:span text:style-name="T152">providing </text:span>security <text:span text:style-name="T152">awareness training and </text:span>education <text:span text:style-name="T186">to all employees</text:span></text:p>
              </text:list-item>
              <text:list-item>
                <text:p text:style-name="P72">providing feedback on security <text:span text:style-name="T187">during </text:span>internal and external audits</text:p>
              </text:list-item>
              <text:list-item>
                <text:p text:style-name="P73">responding to incidents <text:span text:style-name="T155">and </text:span>alerts</text:p>
              </text:list-item>
              <text:list-item>
                <text:p text:style-name="P79">perform<text:span text:style-name="T188">ing </text:span>occasional malware analysis <text:span text:style-name="T200">and threat hunting</text:span></text:p>
              </text:list-item>
              <text:list-item>
                <text:p text:style-name="P74">assisting in <text:span text:style-name="T189">employee </text:span>recertification</text:p>
              </text:list-item>
              <text:list-item>
                <text:p text:style-name="P79"><text:span text:style-name="T171">performing </text:span>internal investigations</text:p>
              </text:list-item>
              <text:list-item>
                <text:p text:style-name="P80">assessing third party security controls</text:p>
              </text:list-item>
              <text:list-item>
                <text:p text:style-name="P82">looking after DLP <text:span text:style-name="T198">solution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4" office:value-type="string">
            <text:p text:style-name="P16">2016.03</text:p>
            <text:p text:style-name="P20">(1y <text:span text:style-name="T140">7mo</text:span>)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7">201<text:span text:style-name="T128">4.</text:span>0<text:span text:style-name="T128">9</text:span></text:p>
          </table:table-cell>
          <table:table-cell table:style-name="Table1.A2" table:number-columns-spanned="2" office:value-type="string">
            <text:p text:style-name="P57"><text:span text:style-name="T99">STORYFUL</text:span>, <text:span text:style-name="T99">Front-end Developer</text:span> – I developed front-end for key client-facing product – Newswire. I provided feedback on designs, assisted in interviews with internal users and facilitated the agile process in a team without full-time ScrumMaster. <text:span text:style-name="T175">Three years after I had transitioned to infosec role I was still top Newswire contributor in pure commit count according to git logs! </text:span><text:span text:style-name="T196">Web app </text:span><text:span text:style-name="T197">details</text:span><text:span text:style-name="T196">:</text:span></text:p>
            <text:list xml:id="list224051274236037" text:continue-numbering="true" text:style-name="L1">
              <text:list-item>
                <text:p text:style-name="P85"><text:span text:style-name="T95">single page </text:span><text:span text:style-name="T86">app </text:span><text:span text:style-name="T94">in </text:span><text:span text:style-name="T99">Angular</text:span><text:span text:style-name="T79">,</text:span> <text:span text:style-name="T99">HTML5</text:span><text:span text:style-name="T79"> </text:span><text:span text:style-name="T96">and </text:span><text:span text:style-name="T114">SASS</text:span></text:p>
              </text:list-item>
              <text:list-item>
                <text:p text:style-name="P84"><text:span text:style-name="T99">HAML</text:span> templates <text:span text:style-name="T167">and </text:span><text:span text:style-name="T99">SASS</text:span> styles</text:p>
              </text:list-item>
              <text:list-item>
                <text:p text:style-name="P86"><text:span text:style-name="T112">Ruby on </text:span><text:span text:style-name="T99">Rails</text:span><text:span text:style-name="T79"> </text:span>API</text:p>
              </text:list-item>
              <text:list-item>
                <text:p text:style-name="P88"><text:span text:style-name="T97">Ruby on </text:span><text:span text:style-name="T79">Rails </text:span><text:span text:style-name="T115">S</text:span><text:span text:style-name="T99">prockets</text:span><text:span text:style-name="T79"> </text:span><text:span text:style-name="T98">based </text:span><text:span text:style-name="T79">assets pipeline</text:span></text:p>
              </text:list-item>
              <text:list-item>
                <text:p text:style-name="P87"><text:span text:style-name="T99">PostgreSQL</text:span> <text:span text:style-name="T143">database</text:span></text:p>
              </text:list-item>
              <text:list-item>
                <text:p text:style-name="P84"><text:span text:style-name="T99">Websockets</text:span> via Pusher</text:p>
              </text:list-item>
            </text:list>
            <text:p text:style-name="P42"><text:span text:style-name="T62">I volunteered as </text:span><text:span text:style-name="T74">a </text:span><text:span text:style-name="T62">speaker </text:span><text:span text:style-name="T42">and </text:span><text:span text:style-name="T43">prepared</text:span><text:span text:style-name="T39"> presentations covering </text:span><text:span text:style-name="T45">t</text:span><text:span text:style-name="T39">opics related to </text:span><text:span text:style-name="T50">information </text:span><text:span text:style-name="T46">security</text:span><text:span text:style-name="T62">, </text:span><text:span text:style-name="T59">software </text:span><text:span text:style-name="T46">development</text:span><text:span text:style-name="T62">, </text:span><text:span text:style-name="T57">Linux</text:span><text:span text:style-name="T72">, </text:span><text:span text:style-name="T58">3D printing</text:span><text:span text:style-name="T73">, </text:span><text:span text:style-name="T55">robotics</text:span><text:span text:style-name="T70"> </text:span><text:span text:style-name="T71">and </text:span><text:span text:style-name="T56">drones</text:span><text:span text:style-name="T71">.</text:span></text:p>
          </table:table-cell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4" office:value-type="string">
            <text:p text:style-name="P25">201<text:span text:style-name="T128">4.</text:span>0<text:span text:style-name="T128">8</text:span></text:p>
            <text:p text:style-name="P32">(<text:span text:style-name="T139">1y 2mo</text:span>)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25">2013.0<text:span text:style-name="T77">6</text:span></text:p>
          </table:table-cell>
          <table:table-cell table:style-name="Table1.A2" table:number-columns-spanned="2" office:value-type="string">
            <text:p text:style-name="P58"><text:span text:style-name="T107">AMDOCS</text:span><text:bookmark-start text:name="__DdeLink__700_1694548088"/><text:span text:style-name="T78">, </text:span><text:span text:style-name="T107">Senior Software Developer</text:span><text:span text:style-name="T80"> </text:span><text:span text:style-name="T2">– </text:span><text:span text:style-name="T15">I </text:span><text:span text:style-name="T25">participated</text:span><text:span text:style-name="T15"> </text:span><text:span text:style-name="T25">in </text:span><text:span text:style-name="T22">two PhoneGap </text:span><text:span text:style-name="T4">HTML5 hybrid </text:span><text:span text:style-name="T3">mobile </text:span><text:span text:style-name="T25">projects </text:span><text:span text:style-name="T16">for smartphones and tablets. </text:span><text:span text:style-name="T76">Mobile </text:span><text:span text:style-name="T75">app</text:span><text:span text:style-name="T76"> details</text:span><text:span text:style-name="T75">:</text:span></text:p>
            <text:list xml:id="list2591294545" text:style-name="L2">
              <text:list-item>
                <text:p text:style-name="P90"><text:span text:style-name="T33">single page </text:span><text:span text:style-name="T29">app</text:span><text:span text:style-name="T32">s</text:span><text:span text:style-name="T33"> </text:span><text:span text:style-name="T35">in</text:span><text:span text:style-name="T1"> </text:span><text:span text:style-name="T36">jQuery/jQuery Mobile</text:span><text:span text:style-name="T24">, </text:span><text:span text:style-name="T23">Knockout.js </text:span><text:span text:style-name="T24">(MVVM)</text:span><text:span text:style-name="T1">, </text:span><text:span text:style-name="T36">HTML5</text:span><text:span text:style-name="T1"> </text:span><text:span text:style-name="T5">and</text:span><text:span text:style-name="T34"> </text:span><text:span text:style-name="T37">SASS</text:span></text:p>
              </text:list-item>
              <text:list-item>
                <text:p text:style-name="P89"><text:span text:style-name="T99">Underscore.js </text:span>templates</text:p>
              </text:list-item>
              <text:list-item>
                <text:p text:style-name="P91"><text:span text:style-name="T117">continuous-integration with </text:span><text:span text:style-name="T99">Jenkins</text:span><text:span text:style-name="T79"> </text:span><text:span text:style-name="T91">and </text:span><text:span text:style-name="T111">Qunit</text:span></text:p>
              </text:list-item>
              <text:list-item>
                <text:p text:style-name="P92"><text:span text:style-name="T111">Grunt, Bower</text:span><text:span text:style-name="T91"> </text:span><text:span text:style-name="T92">and </text:span><text:span text:style-name="T47">Yeoman</text:span><text:span text:style-name="T68"> </text:span><text:span text:style-name="T69">workflow</text:span></text:p>
              </text:list-item>
            </text:list>
            <text:p text:style-name="P66"><text:bookmark-start text:name="__DdeLink__698_1694548088"/>I <text:span text:style-name="T134">have been also </text:span>involved in <text:span text:style-name="T141">a </text:span>weekend project. <text:span text:style-name="T137">The </text:span>main goal was to develop new skills, do something useful <text:span text:style-name="T135">to the organization </text:span>and <text:span text:style-name="T136">o</text:span>pen-source it.</text:p>
            <text:list xml:id="list1063787922" text:style-name="L3">
              <text:list-item>
                <text:p text:style-name="P93"><text:span text:style-name="T46">Angular, </text:span><text:span text:style-name="T40">responsive </text:span><text:span text:style-name="T48">Bootstrap</text:span><text:span text:style-name="T49"> </text:span><text:span text:style-name="T41">and </text:span><text:span text:style-name="T46">Node.js</text:span></text:p>
              </text:list-item>
            </text:list>
            <text:p text:style-name="P43"><text:bookmark-start text:name="__DdeLink__702_1694548088"/><text:bookmark-end text:name="__DdeLink__698_1694548088"/><text:bookmark-end text:name="__DdeLink__700_1694548088"/><text:span text:style-name="T62">I volunteered as </text:span><text:span text:style-name="T74">a </text:span><text:span text:style-name="T62">speaker </text:span><text:span text:style-name="T42">and </text:span><text:span text:style-name="T43">prepared</text:span><text:span text:style-name="T39"> presentations covering topics related to </text:span><text:span text:style-name="T50">information </text:span><text:span text:style-name="T46">security </text:span><text:span text:style-name="T39">and </text:span><text:span text:style-name="T46">modern </text:span><text:span text:style-name="T51">front-end </text:span><text:span text:style-name="T46">development</text:span><text:span text:style-name="T39">.</text:span><text:bookmark-end text:name="__DdeLink__702_1694548088"/></text:p>
          </table:table-cell>
          <table:covered-table-cell/>
        </table:table-row>
        <text:soft-page-break/>
        <table:table-row>
          <table:table-cell table:style-name="Table1.A4" office:value-type="string">
            <text:p text:style-name="P25"><text:span text:style-name="T118">2013.0</text:span><text:span text:style-name="T119">5</text:span></text:p>
            <text:p text:style-name="P33"><text:span text:style-name="T119">(</text:span><text:span text:style-name="T120">3</text:span><text:span text:style-name="T119">mo)</text:span></text:p>
            <text:p text:style-name="P25"><text:span text:style-name="T118">2013.0</text:span><text:span text:style-name="T121">3</text:span></text:p>
          </table:table-cell>
          <table:table-cell table:style-name="Table1.A2" table:number-columns-spanned="2" office:value-type="string">
            <text:p text:style-name="P43"><text:span text:style-name="T38">VIDEOCRISP</text:span><text:span text:style-name="T6">, </text:span><text:span text:style-name="T38">Software Development Engineer</text:span><text:span text:style-name="T6"> – I reviewed existing </text:span><text:span text:style-name="T26">web application </text:span><text:span text:style-name="T27">front-end </text:span><text:span text:style-name="T6">and started working on the next iteration, however, the project struggled due to lack of funding.</text:span></text:p>
          </table:table-cell>
          <table:covered-table-cell/>
        </table:table-row>
        <table:table-row>
          <table:table-cell table:style-name="Table1.A2" office:value-type="string">
            <text:p text:style-name="P25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3" office:value-type="string">
            <text:p text:style-name="P25">2013.<text:span text:style-name="T146">02</text:span></text:p>
            <text:p text:style-name="P34">(<text:span text:style-name="T147">4</text:span>mo)</text:p>
            <text:p text:style-name="P27">2012.<text:span text:style-name="T147">11</text:span></text:p>
          </table:table-cell>
          <table:table-cell table:style-name="Table1.A2" table:number-columns-spanned="2" office:value-type="string">
            <text:p text:style-name="P44"><text:span text:style-name="T109">EDUCATION</text:span><text:span text:style-name="T110"> </text:span><text:span text:style-name="T2">– </text:span><text:span text:style-name="T18">I took </text:span><text:span text:style-name="T20">a break </text:span><text:span text:style-name="T19">to</text:span><text:span text:style-name="T14"> </text:span><text:span text:style-name="T20">focus </text:span><text:span text:style-name="T14">on new</text:span><text:span text:style-name="T17">er</text:span><text:span text:style-name="T14"> technologies </text:span><text:span text:style-name="T17">of that time</text:span><text:span text:style-name="T14">: </text:span><text:span text:style-name="T17">Ruby on Rails</text:span><text:span text:style-name="T2">, </text:span><text:span text:style-name="T13">Angular</text:span><text:span text:style-name="T2">, </text:span><text:span text:style-name="T7">HTML5/</text:span><text:span text:style-name="T8">CSS3</text:span><text:span text:style-name="T7">, </text:span><text:span text:style-name="T9">responsive design</text:span><text:span text:style-name="T2">, </text:span><text:span text:style-name="T10">algorithms, </text:span><text:span text:style-name="T21">computer vision and robotics.</text:span></text:p>
          </table:table-cell>
          <table:covered-table-cell/>
        </table:table-row>
        <table:table-row>
          <table:table-cell table:style-name="Table1.A24" office:value-type="string">
            <text:p text:style-name="P25"/>
          </table:table-cell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 table:style-name="Table1.15">
          <table:table-cell table:style-name="Table1.A15" office:value-type="string">
            <text:p text:style-name="P25">2012.<text:span text:style-name="T144">10</text:span></text:p>
            <text:p text:style-name="P35">(5y <text:span text:style-name="T145">3mo</text:span>)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25">2007.07</text:p>
          </table:table-cell>
          <table:table-cell table:style-name="Table1.A2" table:number-columns-spanned="2" office:value-type="string">
            <text:p text:style-name="P45"><text:span text:style-name="T99">BLUEMETRIX</text:span>, <text:span text:style-name="T99">Software Development Engineer</text:span> – I developed front-end for various projects <text:span text:style-name="T142">and </text:span>worked with the excellent system admin team, which is a priceless experience for a software developer.</text:p>
            <text:p text:style-name="P62">Client-facing web <text:span text:style-name="T192">reports</text:span>:</text:p>
            <text:list xml:id="list3681277334" text:style-name="L4">
              <text:list-item>
                <text:p text:style-name="P94"><text:span text:style-name="T86">single page </text:span><text:span text:style-name="T86">app </text:span><text:span text:style-name="T122">in </text:span><text:span text:style-name="T99">jQuery/</text:span><text:span text:style-name="T100">jQuery UI</text:span>, <text:span text:style-name="T99">HTML </text:span><text:span text:style-name="T123">and</text:span> <text:span text:style-name="T99">CSS</text:span></text:p>
              </text:list-item>
              <text:list-item>
                <text:p text:style-name="P94"><text:span text:style-name="T81">lightweight</text:span><text:span text:style-name="T101"> </text:span><text:span text:style-name="T102">MVC </text:span><text:span text:style-name="T82">architecture </text:span><text:span text:style-name="T89">with</text:span><text:span text:style-name="T102"> </text:span><text:span text:style-name="T100">jQuery </text:span><text:span text:style-name="T103">i</text:span><text:span text:style-name="T100">nheritance</text:span></text:p>
              </text:list-item>
              <text:list-item>
                <text:p text:style-name="P95"><text:span text:style-name="T99">Python/Django</text:span><text:span text:style-name="T79"> </text:span><text:span text:style-name="T90">on the back-end side</text:span></text:p>
              </text:list-item>
              <text:list-item>
                <text:p text:style-name="P94"><text:span text:style-name="T99">PostgreSQL</text:span> <text:span text:style-name="T143">database</text:span></text:p>
              </text:list-item>
              <text:list-item>
                <text:p text:style-name="P96"><text:span text:style-name="T124">data visualization in </text:span><text:span text:style-name="T99">FusionCharts</text:span> <text:span text:style-name="T124">and </text:span><text:span text:style-name="T101">DataTables</text:span></text:p>
              </text:list-item>
              <text:list-item>
                <text:p text:style-name="P96"><text:span text:style-name="T104">Qunit</text:span><text:span text:style-name="T83">, </text:span><text:span text:style-name="T84">cross-browser testing </text:span><text:span text:style-name="T85">by </text:span><text:span text:style-name="T105">BrowserStack</text:span></text:p>
              </text:list-item>
            </text:list>
            <text:p text:style-name="P63">Force-based <text:span text:style-name="T131">diagram:</text:span></text:p>
            <text:list xml:id="list600201822" text:style-name="L5">
              <text:list-item>
                <text:p text:style-name="P97"><text:span text:style-name="T125">written in </text:span>JavaScript (<text:span text:style-name="T99">jQuery</text:span>), <text:span text:style-name="T99">HTML/CSS</text:span></text:p>
              </text:list-item>
              <text:list-item>
                <text:p text:style-name="P98"><text:span text:style-name="T81">data visualization </text:span><text:span text:style-name="T88">in</text:span><text:span text:style-name="T81"> </text:span><text:span text:style-name="T99">Raphael.js</text:span>, <text:span text:style-name="T106">SVG</text:span><text:span text:style-name="T87">/</text:span><text:span text:style-name="T108">VML</text:span></text:p>
              </text:list-item>
              <text:list-item>
                <text:p text:style-name="P83"><text:span text:style-name="T132">d</text:span>riven by physics and math</text:p>
              </text:list-item>
            </text:list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7" office:value-type="string">
            <text:p text:style-name="P28">2007</text:p>
          </table:table-cell>
          <table:table-cell table:style-name="Table1.A2" table:number-columns-spanned="2" office:value-type="string">
            <text:p text:style-name="P46"><text:span text:style-name="T36">Freelancer</text:span><text:span text:style-name="T61"> </text:span><text:bookmark-start text:name="DDE_LINK"/><text:span text:style-name="T62">–</text:span><text:bookmark-end text:name="DDE_LINK"/><text:span text:style-name="T62"> </text:span><text:span text:style-name="T11">I </text:span><text:span text:style-name="T12">developed </text:span><text:span text:style-name="T62">projects </text:span><text:span text:style-name="T63">in </text:span><text:span text:style-name="T52">JavaScript</text:span><text:span text:style-name="T64">, </text:span><text:span text:style-name="T53">HTM</text:span><text:span text:style-name="T54">L</text:span><text:span text:style-name="T67"> and </text:span><text:span text:style-name="T54">PHP</text:span><text:span text:style-name="T67">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1">Volunteering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3">Zooniverse.<text:span text:style-name="T191">org</text:span> – <text:span text:style-name="T150">contributing to science/astronomy, 15k classifications to date: Planet Hunters, Galaxy Zoo, Andromeda Project, Disk Detective, Sun Spotter, Space Warps and more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7">Open source – coordinating Polish translation of project: The Battle <text:span text:style-name="T190">for </text:span>Wesnoth.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1">Education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38">2003 – 2007</text:p>
          </table:table-cell>
          <table:table-cell table:style-name="Table1.A2" table:number-columns-spanned="2" office:value-type="string">
            <text:p text:style-name="P48"><text:span text:style-name="T65">Bachelor</text:span><text:span text:style-name="T62"> of Science </text:span><text:span text:style-name="T66">in </text:span><text:span text:style-name="T44">Computer Science</text:span><text:span text:style-name="T62">; Kazimierz Wielki University, Poland</text:span></text:p>
          </table:table-cell>
          <table:covered-table-cell/>
        </table:table-row>
        <table:table-row>
          <table:table-cell table:style-name="Table1.A1" office:value-type="string">
            <text:p text:style-name="P38">1999 – 2003</text:p>
          </table:table-cell>
          <table:table-cell table:style-name="Table1.A2" table:number-columns-spanned="2" office:value-type="string">
            <text:p text:style-name="P43"><text:span text:style-name="T61">Extended curriculum in IT; Secondary School, </text:span><text:span text:style-name="T62">Poland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<text:span text:style-name="T164">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9">Front-end</text:p>
          </table:table-cell>
          <table:table-cell table:style-name="Table1.A2" table:number-columns-spanned="2" office:value-type="string">
            <text:p text:style-name="P49">JavaScript, Angular<text:span text:style-name="T202">, </text:span>Knockout.js, jQuery. HTML5, CSS3, SASS/LESS</text:p>
          </table:table-cell>
          <table:covered-table-cell/>
        </table:table-row>
        <table:table-row>
          <table:table-cell table:style-name="Table1.A2" office:value-type="string">
            <text:p text:style-name="P30">Back-end</text:p>
          </table:table-cell>
          <table:table-cell table:style-name="Table1.A2" table:number-columns-spanned="2" office:value-type="string">
            <text:p text:style-name="P50">Ruby on Rails, Python</text:p>
          </table:table-cell>
          <table:covered-table-cell/>
        </table:table-row>
        <table:table-row>
          <table:table-cell table:style-name="Table1.A2" office:value-type="string">
            <text:p text:style-name="P31">Databases</text:p>
          </table:table-cell>
          <table:table-cell table:style-name="Table1.A2" table:number-columns-spanned="2" office:value-type="string">
            <text:p text:style-name="P51">PostgreSQL, MySQL, MongoDB, Elasticsearch</text:p>
          </table:table-cell>
          <table:covered-table-cell/>
        </table:table-row>
        <table:table-row>
          <table:table-cell table:style-name="Table1.A2" office:value-type="string">
            <text:p text:style-name="P37">Linux</text:p>
          </table:table-cell>
          <table:table-cell table:style-name="Table1.A2" table:number-columns-spanned="2" office:value-type="string">
            <text:p text:style-name="P60">Ubuntu, <text:span text:style-name="T199">Red Hat</text:span></text:p>
          </table:table-cell>
          <table:covered-table-cell/>
        </table:table-row>
        <table:table-row>
          <table:table-cell table:style-name="Table1.A2" office:value-type="string">
            <text:p text:style-name="P36">CMS</text:p>
          </table:table-cell>
          <table:table-cell table:style-name="Table1.A2" table:number-columns-spanned="2" office:value-type="string">
            <text:p text:style-name="P52">WordPress</text:p>
          </table:table-cell>
          <table:covered-table-cell/>
        </table:table-row>
        <table:table-row>
          <table:table-cell table:style-name="Table1.A2" office:value-type="string">
            <text:p text:style-name="P39"><text:span text:style-name="T182">Code</text:span> control</text:p>
          </table:table-cell>
          <table:table-cell table:style-name="Table1.A2" table:number-columns-spanned="2" office:value-type="string">
            <text:p text:style-name="P53">Git/GitHub, SVN, Perforce</text:p>
          </table:table-cell>
          <table:covered-table-cell/>
        </table:table-row>
        <table:table-row>
          <table:table-cell table:style-name="Table1.A2" office:value-type="string">
            <text:p text:style-name="P40">Processes</text:p>
          </table:table-cell>
          <table:table-cell table:style-name="Table1.A2" table:number-columns-spanned="2" office:value-type="string">
            <text:p text:style-name="P54"><text:span text:style-name="T133">F</text:span>amiliar with agile process <text:span text:style-name="T133">and test driven development</text:span></text:p>
          </table:table-cell>
          <table:covered-table-cell/>
        </table:table-row>
        <table:table-row>
          <table:table-cell table:style-name="Table1.A2" office:value-type="string">
            <text:p text:style-name="P26">Visuali<text:span text:style-name="T129">z</text:span>ation</text:p>
          </table:table-cell>
          <table:table-cell table:style-name="Table1.A2" table:number-columns-spanned="2" office:value-type="string">
            <text:p text:style-name="P55"><text:span text:style-name="T127">OpenGL/WebGL, </text:span>FusionCharts, <text:span text:style-name="T126">HighCharts, D3, </text:span>Raphael.js</text:p>
          </table:table-cell>
          <table:covered-table-cell/>
        </table:table-row>
        <table:table-row>
          <table:table-cell table:style-name="Table1.A2" office:value-type="string">
            <text:p text:style-name="P26">Graphics</text:p>
          </table:table-cell>
          <table:table-cell table:style-name="Table1.A2" table:number-columns-spanned="2" office:value-type="string">
            <text:p text:style-name="P43">Gimp, InkScape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4"><text:span text:style-name="T151">Soft s</text:span>kills</text:p>
          </table:table-cell>
          <table:table-cell table:style-name="Table1.A2" table:number-columns-spanned="2" office:value-type="string">
            <text:p text:style-name="P65"><text:span text:style-name="T176">I have a keen interest in </text:span><text:span text:style-name="T178">working </text:span><text:span text:style-name="T179">with </text:span><text:span text:style-name="T180">the </text:span><text:span text:style-name="T179">team</text:span><text:span text:style-name="T177"> </text:span><text:span text:style-name="T176">and </text:span><text:span text:style-name="T178">communicating with people</text:span><text:span text:style-name="T176">. I am </text:span><text:span text:style-name="T178">self-motivated and determined</text:span><text:span text:style-name="T176"> to </text:span><text:span text:style-name="T178">solve problems</text:span><text:span text:style-name="T176">, and I will look for the information I need to accomplish goals.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Languages</text:p>
          </table:table-cell>
          <table:table-cell table:style-name="Table1.A2" table:number-columns-spanned="2" office:value-type="string">
            <text:p text:style-name="P61">English – <text:span text:style-name="T163">f</text:span>luent, Polish – <text:span text:style-name="T163">f</text:span>luent, German – <text:span text:style-name="T163">b</text:span>asic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Certificates</text:p>
          </table:table-cell>
          <table:table-cell table:style-name="Table1.A2" table:number-columns-spanned="2" office:value-type="string">
            <text:p text:style-name="P56">First Aid FETAC 5 (expired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margin-top="0cm" fo:margin-bottom="0cm" loext:contextual-spacing="false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loext:contextual-spacing="false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6cm" style:type="center"/>
          <style:tab-stop style:position="20.3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52:14.973043133</meta:creation-date>
    <meta:editing-duration>PT14S</meta:editing-duration>
    <meta:editing-cycles>2</meta:editing-cycles>
    <meta:generator>LibreOffice/6.1.6.3$Linux_X86_64 LibreOffice_project/10$Build-3</meta:generator>
    <dc:date>2019-08-17T16:52:18.597945069</dc:date>
    <meta:document-statistic meta:table-count="1" meta:image-count="0" meta:object-count="0" meta:page-count="2" meta:paragraph-count="113" meta:word-count="813" meta:character-count="5502" meta:non-whitespace-character-count="4825"/>
  </office:meta>
</office:document-meta>
</file>